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3.8563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2291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8 december 2008, 22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isc/Hell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 table:number-rows-repeated="6548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2"/>
        </table:table-row>
        <table:table-row table:style-name="ro1">
          <table:table-cell/>
          <table:table-cell table:style-name="ce9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13" office:value-type="string">
            <text:p>-</text:p>
          </table:table-cell>
          <table:table-cell table:style-name="ce18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18"/>
          <table:table-cell table:style-name="ce13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7"/>
          <table:table-cell table:style-name="ce13" table:number-columns-repeated="2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18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7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13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7"/>
          <table:table-cell table:style-name="ce13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13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7"/>
          <table:table-cell table:style-name="ce13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18"/>
          <table:table-cell table:style-name="ce13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7"/>
          <table:table-cell table:style-name="ce18" table:number-columns-repeated="4"/>
          <table:table-cell table:style-name="ce13" table:number-columns-repeated="2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7"/>
          <table:table-cell table:style-name="ce18" table:number-columns-repeated="7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18"/>
          <table:table-cell table:style-name="ce13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 table:number-columns-repeated="4"/>
          <table:table-cell table:style-name="ce13" table:number-columns-repeated="3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13" table:number-columns-repeated="3"/>
          <table:table-cell table:style-name="ce1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 table:number-columns-repeated="4"/>
          <table:table-cell table:style-name="ce13" table:number-columns-repeated="3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15"/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15" table:number-columns-repeated="2"/>
          <table:table-cell table:style-name="ce13" table:number-columns-repeated="7"/>
          <table:table-cell table:style-name="ce1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 table:number-columns-repeated="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13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 table:number-columns-repeated="8"/>
          <table:table-cell table:style-name="ce13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13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8"/>
          <table:table-cell table:style-name="ce13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13"/>
          <table:table-cell table:style-name="ce18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13"/>
          <table:table-cell table:style-name="ce18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3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12/30/2008</text:date>, <text:time>12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30T12:55:20</dc:date>
    <meta:editing-cycles>79</meta:editing-cycles>
    <meta:editing-duration>PT138H55M57S</meta:editing-duration>
    <meta:document-statistic meta:table-count="7" meta:cell-count="1145" meta:object-count="0"/>
    <meta:user-defined meta:name="Info 1"/>
    <meta:user-defined meta:name="Info 2"/>
    <meta:user-defined meta:name="Info 3"/>
    <meta:user-defined meta:name="Info 4"/>
  </office:meta>
</office:document-meta>
</file>